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1">
      <style:text-properties officeooo:paragraph-rsid="00146813"/>
    </style:style>
    <style:style style:name="P2" style:family="paragraph" style:parent-style-name="Standard" style:list-style-name="L11">
      <style:text-properties officeooo:paragraph-rsid="0014842c"/>
    </style:style>
    <style:style style:name="P3" style:family="paragraph" style:parent-style-name="Standard" style:list-style-name="L11">
      <style:text-properties officeooo:rsid="00146813" officeooo:paragraph-rsid="00146813"/>
    </style:style>
    <style:style style:name="P4" style:family="paragraph" style:parent-style-name="Standard" style:list-style-name="L11">
      <style:paragraph-properties fo:text-align="start" style:justify-single-word="false"/>
      <style:text-properties officeooo:rsid="00146813" officeooo:paragraph-rsid="0014842c"/>
    </style:style>
    <style:style style:name="P5" style:family="paragraph" style:parent-style-name="Standard">
      <style:text-properties officeooo:paragraph-rsid="00146813"/>
    </style:style>
    <style:style style:name="P6" style:family="paragraph" style:parent-style-name="Text_20_body">
      <style:paragraph-properties fo:text-align="start" style:justify-single-word="false"/>
      <style:text-properties officeooo:rsid="0011abb6" officeooo:paragraph-rsid="0011abb6"/>
    </style:style>
    <style:style style:name="P7" style:family="paragraph" style:parent-style-name="Text_20_body">
      <style:paragraph-properties fo:text-align="start" style:justify-single-word="false"/>
      <style:text-properties officeooo:rsid="001368e4" officeooo:paragraph-rsid="001368e4"/>
    </style:style>
    <style:style style:name="P8" style:family="paragraph" style:parent-style-name="Text_20_body">
      <style:paragraph-properties fo:text-align="start" style:justify-single-word="false"/>
      <style:text-properties officeooo:rsid="00146813" officeooo:paragraph-rsid="00146813"/>
    </style:style>
    <style:style style:name="P9" style:family="paragraph" style:parent-style-name="Text_20_body" style:list-style-name="L11">
      <style:paragraph-properties fo:text-align="start" style:justify-single-word="false"/>
      <style:text-properties officeooo:rsid="00146813" officeooo:paragraph-rsid="0014842c"/>
    </style:style>
    <style:style style:name="P10" style:family="paragraph" style:parent-style-name="Text_20_body">
      <style:paragraph-properties fo:text-align="start" style:justify-single-word="false"/>
      <style:text-properties officeooo:paragraph-rsid="00191480"/>
    </style:style>
    <style:style style:name="P11" style:family="paragraph" style:parent-style-name="Text_20_body">
      <style:paragraph-properties fo:text-align="start" style:justify-single-word="false"/>
      <style:text-properties officeooo:rsid="0015ab7e" officeooo:paragraph-rsid="0015ab7e"/>
    </style:style>
    <style:style style:name="P12" style:family="paragraph" style:parent-style-name="Text_20_body">
      <style:paragraph-properties fo:text-align="start" style:justify-single-word="false"/>
      <style:text-properties officeooo:rsid="00191480" officeooo:paragraph-rsid="00191480"/>
    </style:style>
    <style:style style:name="P13" style:family="paragraph" style:parent-style-name="Text_20_body">
      <style:paragraph-properties fo:text-align="start" style:justify-single-word="false"/>
      <style:text-properties officeooo:rsid="001b348f" officeooo:paragraph-rsid="001b348f"/>
    </style:style>
    <style:style style:name="P14" style:family="paragraph" style:parent-style-name="Subtitle">
      <style:paragraph-properties fo:text-align="start" style:justify-single-word="false"/>
    </style:style>
    <style:style style:name="P15" style:family="paragraph" style:parent-style-name="Subtitle">
      <style:paragraph-properties fo:text-align="start" style:justify-single-word="false"/>
      <style:text-properties officeooo:paragraph-rsid="00146813"/>
    </style:style>
    <style:style style:name="P16" style:family="paragraph" style:parent-style-name="Subtitle">
      <style:paragraph-properties fo:text-align="start" style:justify-single-word="false"/>
      <style:text-properties officeooo:rsid="00146813" officeooo:paragraph-rsid="00146813"/>
    </style:style>
    <style:style style:name="P17" style:family="paragraph" style:parent-style-name="Title">
      <style:paragraph-properties fo:text-align="start" style:justify-single-word="false"/>
      <style:text-properties officeooo:rsid="0011abb6" officeooo:paragraph-rsid="0011abb6"/>
    </style:style>
    <style:style style:name="P18" style:family="paragraph">
      <style:paragraph-properties fo:text-align="center"/>
    </style:style>
    <style:style style:name="T1" style:family="text">
      <style:text-properties officeooo:rsid="00146813"/>
    </style:style>
    <style:style style:name="T2" style:family="text">
      <style:text-properties officeooo:rsid="0014842c"/>
    </style:style>
    <style:style style:name="T3" style:family="text">
      <style:text-properties officeooo:rsid="00178a29"/>
    </style:style>
    <style:style style:name="T4" style:family="text">
      <style:text-properties officeooo:rsid="00191480"/>
    </style:style>
    <style:style style:name="T5" style:family="text">
      <style:text-properties officeooo:rsid="001a6186"/>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80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in" svg:stroke-color="#ffffff" draw:fill="solid" draw:fill-color="#000000" draw:textarea-horizontal-align="center" draw:textarea-vertical-align="middle" fo:padding-top="0.05in" fo:padding-bottom="0.05in" fo:padding-left="0.05in" fo:padding-right="0.05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ff3333" draw:marker-start-width="0.0201in" draw:marker-end-width="0.0201in" draw:textarea-horizontal-align="center" draw:textarea-vertical-align="middle" fo:padding-top="0.011in" fo:padding-bottom="0.011in" fo:padding-left="0.011in" fo:padding-right="0.011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1in" svg:stroke-color="#000000" draw:fill="none" draw:fill-color="#ffffff" fo:min-height="0.25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ff3333" draw:marker-start-width="0.1091in" draw:marker-end-width="0.109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0402in" svg:stroke-color="#000000" draw:fill="none" draw:fill-color="#ffffff" fo:min-height="0.3335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0402in" svg:stroke-color="#000000" draw:fill="none" draw:fill-color="#ffffff" fo:min-height="0.3646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0402in" svg:stroke-color="#000000" draw:fill="none" draw:fill-color="#ffffff" fo:min-height="0.3854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0402in" svg:stroke-color="#000000" draw:fill="none" draw:fill-color="#ffffff" fo:min-height="0.2917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402in" svg:stroke-color="#000000"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0402in" svg:stroke-color="#000000" draw:fill="none" draw:fill-color="#ffffff" fo:min-height="0.5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0402in" svg:stroke-color="#ff0000" draw:fill="none" draw:fill-color="#ffffff" fo:min-height="0.6354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0402in" svg:stroke-color="#000000" draw:fill="none" draw:fill-color="#ffffff" fo:min-height="0.1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leitung Standheizung Bedienteil</text:p>
      <text:p text:style-name="P6"/>
      <text:p text:style-name="P13">Nutzung auf eigene Gefahr !</text:p>
      <text:p text:style-name="P13"/>
      <text:p text:style-name="P7">Überblick des Bediengerätes</text:p>
      <text:p text:style-name="P7"><text:s/></text:p>
      <text:p text:style-name="P6"><draw:line text:anchor-type="paragraph" draw:z-index="21" draw:style-name="gr6" draw:text-style-name="P18" svg:x1="5.8736in" svg:y1="2.6839in" svg:x2="6.1547in" svg:y2="3.0591in"><text:p/></draw:line><draw:frame text:anchor-type="paragraph" draw:z-index="20" draw:style-name="gr13" svg:width="1.3752in" svg:height="0.6358in" svg:x="6.1547in" svg:y="2.7154in"><draw:text-box><text:p>Daten und Stromversorgungs Verbidnungen</text:p></draw:text-box></draw:frame><draw:path text:anchor-type="paragraph" draw:z-index="19" draw:style-name="gr11" draw:text-style-name="P18" svg:width="2.0413in" svg:height="0.852in" svg:x="3.9154in" svg:y="1.861in" svg:viewBox="0 0 5186 2165" svg:d="m0 0c332 62 624 230 926 370 289 135 556 319 820 503 274 190 490 445 794 609 282 152 564 307 873 423 293 110 584 148 873 238 366 114 635-245 794-503 152-246 32-532 106-793v-265 0"><text:p/></draw:path><draw:path text:anchor-type="paragraph" draw:z-index="18" draw:style-name="gr11" draw:text-style-name="P18" svg:width="2.2807in" svg:height="0.6043in" svg:x="3.8736in" svg:y="2.1008in" svg:viewBox="0 0 5794 1536" svg:d="m0 0c347 74 706 131 1032 291 298 147 601 296 899 450 309 159 588 371 900 529 253 128 524 283 820 265 291-19 586-26 873-80 293-54 597-160 794-423 194-259 453-528 450-873l26-159"><text:p/></draw:path><draw:frame text:anchor-type="paragraph" draw:z-index="17" draw:style-name="gr12" svg:width="1.063in" svg:height="0.5004in" svg:x="5.7071in" svg:y="0.3299in"><draw:text-box><text:p>Siemens S35</text:p><text:p>Mobiltelefon</text:p></draw:text-box></draw:frame><draw:rect text:anchor-type="paragraph" draw:z-index="16" draw:style-name="gr11" draw:text-style-name="P18" svg:width="1.5732in" svg:height="2.063in" svg:x="5.3736in" svg:y="-0.0244in"><text:p/></draw:rect><draw:frame text:anchor-type="paragraph" draw:z-index="15" draw:style-name="gr10" svg:width="0.6461in" svg:height="0.2921in" svg:x="4.5925in" svg:y="1.3717in"><draw:text-box><text:p>Anzeige</text:p></draw:text-box></draw:frame><draw:line text:anchor-type="paragraph" draw:z-index="14" draw:style-name="gr6" draw:text-style-name="P18" svg:x1="3.0508in" svg:y1="1.028in" svg:x2="4.5925in" svg:y2="1.4236in"><text:p/></draw:line><draw:frame text:anchor-type="paragraph" draw:z-index="13" draw:style-name="gr9" svg:width="0.9587in" svg:height="0.3858in" svg:x="3.478in" svg:y="2.8382in"><draw:text-box><text:p>Licht an/aus</text:p></draw:text-box></draw:frame><draw:frame text:anchor-type="paragraph" draw:z-index="12" draw:style-name="gr8" svg:width="0.8441in" svg:height="0.3843in" svg:x="2.3839in" svg:y="2.9008in"><draw:text-box><text:p>Vorwärts / mehr</text:p></draw:text-box></draw:frame><draw:frame text:anchor-type="paragraph" draw:z-index="11" draw:style-name="gr7" svg:width="0.813in" svg:height="0.3843in" svg:x="1.311in" svg:y="2.9335in"><draw:text-box><text:p>Auswählen / quittieren</text:p></draw:text-box></draw:frame><draw:line text:anchor-type="paragraph" draw:z-index="10" draw:style-name="gr6" draw:text-style-name="P18" svg:x1="3.1339in" svg:y1="2.0256in" svg:x2="3.5921in" svg:y2="2.8382in"><text:p/></draw:line><draw:line text:anchor-type="paragraph" draw:z-index="9" draw:style-name="gr6" draw:text-style-name="P18" svg:x1="2.4047in" svg:y1="2.078in" svg:x2="2.5402in" svg:y2="2.9008in"><text:p/></draw:line><draw:line text:anchor-type="paragraph" draw:z-index="8" draw:style-name="gr6" draw:text-style-name="P18" svg:x1="1.7177in" svg:y1="2.0465in" svg:x2="1.6134in" svg:y2="2.9319in"><text:p/></draw:line><draw:frame text:anchor-type="paragraph" draw:z-index="7" draw:style-name="gr5" svg:width="0.865in" svg:height="0.3843in" svg:x="0.2484in" svg:y="2.9008in"><draw:text-box><text:p>Zurück / weniger</text:p></draw:text-box></draw:frame><draw:line text:anchor-type="paragraph" draw:z-index="6" draw:style-name="gr4" draw:text-style-name="P18" svg:x1="0.9571in" svg:y1="2.0256in" svg:x2="0.6654in" svg:y2="2.8173in"><text:p/></draw:line><draw:circle text:anchor-type="paragraph" draw:z-index="5" draw:style-name="gr3" draw:text-style-name="P18" svg:width="0.3024in" svg:height="0.3024in" svg:x="2.9984in" svg:y="1.8173in"><text:p/></draw:circle><draw:circle text:anchor-type="paragraph" draw:z-index="4" draw:style-name="gr3" draw:text-style-name="P18" svg:width="0.3024in" svg:height="0.3024in" svg:x="1.561in" svg:y="1.8173in"><text:p/></draw:circle><draw:circle text:anchor-type="paragraph" draw:z-index="3" draw:style-name="gr3" draw:text-style-name="P18" svg:width="0.3024in" svg:height="0.3024in" svg:x="2.2693in" svg:y="1.8173in"><text:p/></draw:circle><draw:circle text:anchor-type="paragraph" draw:z-index="2" draw:style-name="gr3" draw:text-style-name="P18" svg:width="0.3024in" svg:height="0.3024in" svg:x="0.811in" svg:y="1.8071in"><text:p/></draw:circle><draw:rect text:anchor-type="paragraph" draw:z-index="1" draw:style-name="gr2" draw:text-style-name="P18" svg:width="2.6567in" svg:height="0.8232in" svg:x="0.8425in" svg:y="0.5362in"><text:p/></draw:rect><draw:rect text:anchor-type="paragraph" draw:z-index="0" draw:style-name="gr1" draw:text-style-name="P18" svg:width="3.6669in" svg:height="2.3335in" svg:x="0.3319in" svg:y="0.0465in"><text:p/></draw:rect></text:p>
      <text:p text:style-name="P6"/>
      <text:p text:style-name="P6"/>
      <text:p text:style-name="P6"/>
      <text:p text:style-name="P6"/>
      <text:p text:style-name="P6"/>
      <text:p text:style-name="P6"/>
      <text:p text:style-name="P6"/>
      <text:p text:style-name="P6"><draw:path text:anchor-type="paragraph" draw:z-index="23" draw:style-name="gr11" draw:text-style-name="P18" svg:width="0.9579in" svg:height="1.3539in" svg:x="3.9571in" svg:y="0.1193in" svg:viewBox="0 0 2434 3440" svg:d="m0 0c293 201 624 316 953 450 338 138 536 427 687 714 147 279 381 538 371 873-9 277-326 563-106 847l132 265 265 185 132 106"><text:p/></draw:path></text:p>
      <text:p text:style-name="P6"/>
      <text:p text:style-name="P6"/>
      <text:p text:style-name="P6"/>
      <text:p text:style-name="P6"><draw:rect text:anchor-type="paragraph" draw:z-index="22" draw:style-name="gr11" draw:text-style-name="P18" svg:width="0.9378in" svg:height="0.3441in" svg:x="4.8945in" svg:y="0.1134in"><text:p/></draw:rect><draw:frame text:anchor-type="paragraph" draw:z-index="24" draw:style-name="gr14" svg:width="0.8441in" svg:height="0.198in" svg:x="4.9882in" svg:y="0.1756in"><draw:text-box><text:p>Stecker</text:p></draw:text-box></draw:frame></text:p>
      <text:p text:style-name="P6"/>
      <text:p text:style-name="P14">In Betriebnahme</text:p>
      <text:p text:style-name="P8">- Mobiltelefon mit dem Bediengerät verbinden. Dazu das Datenkabel wie den 2 poligen Stecker für die Stromversorgung verbinden.</text:p>
      <text:p text:style-name="P8">- „Stecker“ mit dem Fahrzeug an der runden Buchse verbinden</text:p>
      <text:p text:style-name="P8">- Mobiltelefon einschalten</text:p>
      <text:p text:style-name="P8">Nun ist das Bediengerät innerhalb von einer Minute bereit anrufe entegegen zu nehmen um die Standheizung zu starten. Dazu muß die anrufende Telefonnummer aber vorher einmalig registriert worden sein.</text:p>
      <text:p text:style-name="P16">Rufnummern registrieren</text:p>
      <text:p text:style-name="P8">- Wählen Sie mit den Tasten Zurück / Vorwärts das Menü „GSM“</text:p>
      <text:p text:style-name="P8">- Wählen <text:s/>Sie mit den Tasten Zurück / Vorwärts „Neue Nummer“</text:p>
      <text:p text:style-name="P8">- Rufen sie das Bediengerät an, die Nummer des anrufenden Telefon erscheint in der Anzeige</text:p>
      <text:p text:style-name="P8">- <text:s/>Wählen <text:s/>Sie mit den Tasten Zurück / Vorwärts (eins weiter) „Speichern“</text:p>
      <text:p text:style-name="P8">- Drücken sie die Taste „Auswählen / quittieren“.</text:p>
      <text:p text:style-name="P8"/>
      <text:p text:style-name="P16"><text:soft-page-break/>Menüführung</text:p>
      <text:p text:style-name="P8">Alles Menüs funktionieren prinzipiell so, das mit den Tasten Vorwärts und Zurück durch die Menüpunkte durchiteriert weden kann. Durch drücken der Taste „Auswählen“ navigiert man in ein Submenü oder selektiert eine Aktion. Der Eintrag „&lt;--“ in den Submenüs führt zurück ins obergeordnete Menü.</text:p>
      <text:p text:style-name="P11">Bei Menüpunkten wo Zahlen oder Zeit eingegeben wird, kann man den Wert mit Vorwärts und Zurück jeweils erhöhen oder verringern. Bei gedrückthalten der Tasten zählt der Wert mehrere Werte auf oder ab. Wenn der gewünschte Wert erreicht ist, mit Auswählen / quitterieren den Wert speichern.</text:p>
      <text:p text:style-name="P15"><text:span text:style-name="T1">Menüstruktur</text:span></text:p>
      <text:list xml:id="list3027951839245157541" text:style-name="L11">
        <text:list-item>
          <text:p text:style-name="P1"><text:span text:style-name="T1">Anzeige: Momentan nutzlos</text:span></text:p>
          <text:list>
            <text:list-item>
              <text:p text:style-name="P1"><text:span text:style-name="T1">T Oel</text:span></text:p>
            </text:list-item>
            <text:list-item>
              <text:p text:style-name="P1"><text:span text:style-name="T1">T ESP</text:span></text:p>
            </text:list-item>
            <text:list-item>
              <text:p text:style-name="P1"><text:span text:style-name="T1">T uC</text:span></text:p>
            </text:list-item>
            <text:list-item>
              <text:p text:style-name="P1"><text:span text:style-name="T1">Ladedruck</text:span></text:p>
            </text:list-item>
            <text:list-item>
              <text:p text:style-name="P1"><text:span text:style-name="T1">Sog</text:span></text:p>
            </text:list-item>
            <text:list-item>
              <text:p text:style-name="P3">&lt;---</text:p>
            </text:list-item>
          </text:list>
        </text:list-item>
        <text:list-item>
          <text:p text:style-name="P1"><text:span text:style-name="T1">Heizung</text:span></text:p>
          <text:list>
            <text:list-item>
              <text:p text:style-name="P4">SH Steuern</text:p>
              <text:list>
                <text:list-item>
                  <text:p text:style-name="P4">Aus: <text:span text:style-name="T3">Heitgerät ausschalten</text:span></text:p>
                </text:list-item>
                <text:list-item>
                  <text:p text:style-name="P4">Heizen: <text:span text:style-name="T3">Standheizung einschalten</text:span></text:p>
                </text:list-item>
                <text:list-item>
                  <text:p text:style-name="P4">Zuheizen: <text:span text:style-name="T3">Zuheizer einschalten</text:span></text:p>
                </text:list-item>
                <text:list-item>
                  <text:p text:style-name="P4">Luft: <text:span text:style-name="T3">Lüftungsbetrieb einschalten</text:span></text:p>
                </text:list-item>
                <text:list-item>
                  <text:p text:style-name="P4">Entlueften: <text:span text:style-name="T3">Kraftstoffentlüftung, Dosierpumpe wird ne weile betätigt. Vorsicht: das Gerät könnte mit Brennstoff geflutet werden bei unsachgemäßer nutzung.</text:span></text:p>
                </text:list-item>
                <text:list-item>
                  <text:p text:style-name="P4">&lt;---</text:p>
                </text:list-item>
              </text:list>
            </text:list-item>
            <text:list-item>
              <text:p text:style-name="P9">Laufzeit: <text:span text:style-name="T3">Standheizungs einschaltdauer in Minuten einstellen</text:span></text:p>
            </text:list-item>
            <text:list-item>
              <text:p text:style-name="P9">SH Mode: <text:span text:style-name="T2">Betriebsmodus einstellen der benutzt wenn entweder per Timer oder GSM engeschaltet wird</text:span></text:p>
              <text:list>
                <text:list-item>
                  <text:p text:style-name="P4">Heizen: <text:span text:style-name="T2">Standheizungsbetriebmodus</text:span></text:p>
                </text:list-item>
                <text:list-item>
                  <text:p text:style-name="P9">Zuheizen: <text:span text:style-name="T2">Zuheizerbetriebmodus</text:span></text:p>
                </text:list-item>
                <text:list-item>
                  <text:p text:style-name="P9">Luft: <text:span text:style-name="T2">Lüftungsbetriebmodus</text:span></text:p>
                </text:list-item>
                <text:list-item>
                  <text:p text:style-name="P9">&lt;---</text:p>
                </text:list-item>
              </text:list>
            </text:list-item>
            <text:list-item>
              <text:p text:style-name="P9">SH Sensoren: <text:span text:style-name="T2">Sensoren der SH auslesen (ungetestet)</text:span></text:p>
            </text:list-item>
            <text:list-item>
              <text:p text:style-name="P9">SH Ident: <text:span text:style-name="T2">Detailierte Identifikation des Heizgerätes</text:span></text:p>
            </text:list-item>
            <text:list-item>
              <text:p text:style-name="P9">SH Fehler: <text:span text:style-name="T2">Fehlerspeicherfunktionen</text:span></text:p>
              <text:list>
                <text:list-item>
                  <text:p text:style-name="P4">Fehler Anzeigen: <text:span text:style-name="T2">Gespeicherte Fehler anzeigen, einen nach dem anderen.</text:span></text:p>
                </text:list-item>
                <text:list-item>
                  <text:p text:style-name="P9">Fehler wech: <text:span text:style-name="T2">Alle Fehler löschen. Entriegelt im „Interlock“ Fall.</text:span></text:p>
                </text:list-item>
                <text:list-item>
                  <text:p text:style-name="P9">&lt;---</text:p>
                </text:list-item>
              </text:list>
            </text:list-item>
            <text:list-item>
              <text:p text:style-name="P9">&lt;---</text:p>
            </text:list-item>
          </text:list>
        </text:list-item>
        <text:list-item>
          <text:p text:style-name="P1"><text:span text:style-name="T1">Timer</text:span></text:p>
          <text:list>
            <text:list-item>
              <text:p text:style-name="P4">Timer selektieren: <text:span text:style-name="T2">Einen der 3 Gepspeicherten Timer Zeiten aktivieren</text:span></text:p>
            </text:list-item>
            <text:list-item>
              <text:p text:style-name="P4">Timer 1 einstellen: <text:span text:style-name="T2">1. Zeit einstellen</text:span></text:p>
            </text:list-item>
            <text:list-item>
              <text:p text:style-name="P4">Timer 2 einstellen: <text:span text:style-name="T2">2. Zeit einstellen</text:span></text:p>
            </text:list-item>
            <text:list-item>
              <text:p text:style-name="P4">Timer 3 einstellen: <text:span text:style-name="T2">3. Zeit einstellen</text:span></text:p>
            </text:list-item>
            <text:list-item>
              <text:p text:style-name="P4"><text:soft-page-break/>Zeit einstellen: <text:span text:style-name="T2">Uhrzeit einstellen</text:span></text:p>
            </text:list-item>
            <text:list-item>
              <text:p text:style-name="P4">Zeit anzeigen: <text:span text:style-name="T2">Die Uhrzeit anzeigen (oben rechts im Display)</text:span></text:p>
            </text:list-item>
            <text:list-item>
              <text:p text:style-name="P4">&lt;---</text:p>
            </text:list-item>
          </text:list>
        </text:list-item>
        <text:list-item>
          <text:p text:style-name="P1"><text:span text:style-name="T1">GSM</text:span></text:p>
          <text:list>
            <text:list-item>
              <text:p text:style-name="P1"><text:span text:style-name="T1">Neue Nummer: Nächste angerufene Nummer zum speichern bereitstellen</text:span></text:p>
            </text:list-item>
            <text:list-item>
              <text:p text:style-name="P1"><text:span text:style-name="T1">Speichern: Erfordert „Neue Nummer“ und anruf, dann speichert die Nummer</text:span></text:p>
            </text:list-item>
            <text:list-item>
              <text:p text:style-name="P2"><text:span text:style-name="T1">Entfernen: Einen der 4 einträge Löschen oder mit &lt;--- abbrechen</text:span></text:p>
            </text:list-item>
            <text:list-item>
              <text:p text:style-name="P1"><text:span text:style-name="T1">&lt;---</text:span></text:p>
            </text:list-item>
          </text:list>
        </text:list-item>
      </text:list>
      <text:p text:style-name="P5"/>
      <text:p text:style-name="P14"><text:s/><text:span text:style-name="T4">Referenzen</text:span></text:p>
      <text:p text:style-name="P12">- Die Software des Bediengerätes ist frei verfügbar <text:span text:style-name="T5">unter BSD Lizenz </text:span>auf SourceForge in dem Projekt „libwbus“</text:p>
      <text:p text:style-name="P10"><text:span text:style-name="T4">- Die Hardware besteht aus einem geringfügig modifiziertem Entwicklerboard </text:span><text:a xlink:type="simple" xlink:href="https://www.olimex.com/Products/MSP430/Starter/MSP430-449STK2">MSP430-449STK2</text:a> <text:span text:style-name="T4">von Olim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5T18:40:08.855136040</meta:creation-date>
    <dc:date>2014-01-05T19:36:10.399093225</dc:date>
    <meta:editing-duration>PT48M22S</meta:editing-duration>
    <meta:editing-cycles>7</meta:editing-cycles>
    <meta:generator>LibreOffice/4.1.4.2$Linux_x86 LibreOffice_project/410m0$Build-2</meta:generator>
    <meta:document-statistic meta:table-count="0" meta:image-count="0" meta:object-count="0" meta:page-count="3" meta:paragraph-count="63" meta:word-count="479" meta:character-count="3153" meta:non-whitespace-character-count="2769"/>
  </office:meta>
</office:document-meta>
</file>